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06cm" fo:min-width="4.456cm"/>
    </style:style>
    <style:style style:name="gr2" style:family="graphic" style:parent-style-name="standard">
      <style:graphic-properties draw:textarea-horizontal-align="justify" draw:textarea-vertical-align="middle" draw:auto-grow-height="false" fo:min-height="2.951cm" fo:min-width="5.39cm"/>
    </style:style>
    <style:style style:name="gr3" style:family="graphic" style:parent-style-name="standard">
      <style:graphic-properties draw:textarea-horizontal-align="justify" draw:textarea-vertical-align="middle" draw:auto-grow-height="false" fo:min-height="3.251cm" fo:min-width="8.372cm"/>
    </style:style>
    <style:style style:name="gr4" style:family="graphic" style:parent-style-name="standard">
      <style:graphic-properties draw:textarea-horizontal-align="justify" draw:textarea-vertical-align="middle" draw:auto-grow-height="false" fo:min-height="2.474cm" fo:min-width="4.601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1" xml:id="id1" draw:id="id1" draw:layer="layout" svg:width="5.6cm" svg:height="2.2cm" svg:x="5.2cm" svg:y="1.05cm">
            <text:p text:style-name="P1">Начало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xml:id="id2" draw:id="id2" draw:layer="layout" svg:width="7.7cm" svg:height="3.2cm" svg:x="4.15cm" svg:y="4.35cm">
            <text:p text:style-name="P1">Инициализация <text:line-break/>контактов <text:line-break/>в модуле A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custom-shape draw:style-name="gr3" draw:text-style-name="P1" xml:id="id4" draw:id="id4" draw:layer="layout" svg:width="11.6cm" svg:height="3.5cm" svg:x="2.2cm" svg:y="12.95cm">
            <text:p text:style-name="P1">Включить напряжение <text:line-break/>на пинах, соответствующих <text:line-break/>сегментам цифры <text:span text:style-name="T1">C</text:span>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custom-shape draw:style-name="gr4" draw:text-style-name="P1" xml:id="id3" draw:id="id3" draw:layer="layout" svg:width="5.1cm" svg:height="3.4cm" svg:x="5.45cm" svg:y="8.25cm">
            <text:p text:style-name="P1">Получить<text:line-break/>цифру <text:span text:style-name="T1">C</text:span><text:span text:style-name="T1"><text:line-break/></text:span><text:span text:style-name="T2">из консоли</text:span></text:p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" draw:text-style-name="P1" xml:id="id5" draw:id="id5" draw:layer="layout" svg:width="5.6cm" svg:height="2.2cm" svg:x="5.2cm" svg:y="17.75cm">
            <text:p text:style-name="P1">Конец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" draw:text-style-name="P2" draw:layer="layout" svg:x1="8cm" svg:y1="3.25cm" svg:x2="8cm" svg:y2="4.35cm" draw:start-shape="id1" draw:start-glue-point="2" draw:end-shape="id2" draw:end-glue-point="0" svg:d="M8000 3250v1100" svg:viewBox="0 0 1 1101">
            <text:p/>
          </draw:connector>
          <draw:connector draw:style-name="gr5" draw:text-style-name="P2" draw:layer="layout" svg:x1="8cm" svg:y1="7.55cm" svg:x2="8cm" svg:y2="8.588cm" draw:start-shape="id2" draw:start-glue-point="2" draw:end-shape="id3" draw:end-glue-point="4" svg:d="M8000 7550v1038" svg:viewBox="0 0 1 1039">
            <text:p/>
          </draw:connector>
          <draw:connector draw:style-name="gr5" draw:text-style-name="P2" draw:layer="layout" svg:x1="8cm" svg:y1="11.381cm" svg:x2="8cm" svg:y2="12.95cm" draw:start-shape="id3" draw:start-glue-point="6" draw:end-shape="id4" draw:end-glue-point="0" svg:d="M8000 11381v1569" svg:viewBox="0 0 1 1570">
            <text:p/>
          </draw:connector>
          <draw:connector draw:style-name="gr5" draw:text-style-name="P2" draw:layer="layout" svg:x1="8cm" svg:y1="16.45cm" svg:x2="8cm" svg:y2="17.75cm" draw:start-shape="id4" draw:start-glue-point="2" draw:end-shape="id5" draw:end-glue-point="0" svg:d="M8000 16450v1300" svg:viewBox="0 0 1 130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20:56:32.891840039</meta:creation-date>
    <dc:date>2019-03-05T21:17:39.305990970</dc:date>
    <meta:editing-duration>PT13M21S</meta:editing-duration>
    <meta:editing-cycles>2</meta:editing-cycles>
    <meta:generator>LibreOffice/5.1.6.2$Linux_X86_64 LibreOffice_project/10m0$Build-2</meta:generator>
    <meta:document-statistic meta:object-count="10"/>
  </office:meta>
</office:document-meta>
</file>